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textarea-vertical-align="top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Sa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Why should we care?</text:p>
          </draw:text-box>
        </draw:frame>
        <draw:frame presentation:style-name="pr4" draw:text-style-name="P4" draw:layer="layout" svg:width="18.2cm" svg:height="8cm" svg:x="6cm" svg:y="4cm" presentation:class="outline" presentation:user-transformed="true">
          <draw:text-box>
            <text:list text:style-name="L2">
              <text:list-item>
                <text:p>Sales is trade</text:p>
              </text:list-item>
              <text:list-item>
                <text:p>There are many technical roles in the sales force</text:p>
              </text:list-item>
              <text:list-item>
                <text:p>You will have to sell your ideas internall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Roles in the field (tech companies)</text:p>
          </draw:text-box>
        </draw:frame>
        <draw:frame presentation:style-name="pr4" draw:text-style-name="P4" draw:layer="layout" svg:width="18.2cm" svg:height="8cm" svg:x="6cm" svg:y="4cm" presentation:class="outline" presentation:user-transformed="true">
          <draw:text-box>
            <text:list text:style-name="L2">
              <text:list-item>
                <text:p>Sales</text:p>
              </text:list-item>
              <text:list-item>
                <text:p>Pre-sales support</text:p>
              </text:list-item>
              <text:list-item>
                <text:p>Post-sales suppor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 text:style-name="P2">Sales Funnel</text:p>
          </draw:text-box>
        </draw:frame>
        <draw:frame presentation:style-name="pr4" draw:text-style-name="P4" draw:layer="layout" svg:width="20.999cm" svg:height="8.419cm" svg:x="5.6cm" svg:y="4.4cm" presentation:class="outline" presentation:user-transformed="true">
          <draw:text-box>
            <text:list text:style-name="L2">
              <text:list-item>
                <text:p>‘fill the funnel, make your quota’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2">Compensation</text:p>
          </draw:text-box>
        </draw:frame>
        <draw:frame presentation:style-name="pr4" draw:text-style-name="P4" draw:layer="layout" svg:width="20.999cm" svg:height="8.419cm" svg:x="5.6cm" svg:y="4.4cm" presentation:class="outline" presentation:user-transformed="true">
          <draw:text-box>
            <text:list text:style-name="L2">
              <text:list-item>
                <text:p>Straight salary</text:p>
              </text:list-item>
              <text:list-item>
                <text:p>Straight commission</text:p>
              </text:list-item>
              <text:list-item>
                <text:p>Variable compensation pla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2">Variable Comp</text:p>
          </draw:text-box>
        </draw:frame>
        <draw:frame presentation:style-name="pr4" draw:text-style-name="P4" draw:layer="layout" svg:width="20.999cm" svg:height="8.419cm" svg:x="5.6cm" svg:y="4.4cm" presentation:class="outline" presentation:user-transformed="true">
          <draw:text-box>
            <text:list text:style-name="L2">
              <text:list-item>
                <text:p>Target pay</text:p>
              </text:list-item>
              <text:list-item>
                <text:p>Quota</text:p>
              </text:list-item>
              <text:list-item>
                <text:p>Percentage of pay at risk</text:p>
              </text:list-item>
              <text:list-item>
                <text:p>Multipli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2">Variable Comp Example</text:p>
          </draw:text-box>
        </draw:frame>
        <draw:frame presentation:style-name="pr6" draw:text-style-name="P3" draw:layer="layout" svg:width="23.2cm" svg:height="9.819cm" svg:x="2.2cm" svg:y="3.181cm" presentation:class="outline" presentation:user-transformed="true">
          <draw:text-box>
            <text:p><text:span text:style-name="T2">Sally is a pre-sales technical consultant working for BitCo on the Rogers account team. <text:s/>Sally has opted for the safe 80/20 plan. <text:s/>Sally’s target salary is $100,000. <text:s/>The team’s quota is $20M. <text:s/>If the team sells more than $20M Sally will get a 2x multiplier on all sales over $20M.</text:span></text:p>
            <text:p><text:span text:style-name="T2"/></text:p>
            <text:p><text:span text:style-name="T2">What will Sally earn if the team has $0 in sales?</text:span></text:p>
            <text:p><text:span text:style-name="T2">What will Sally earn if the team has $18M in sales?</text:span></text:p>
            <text:p><text:span text:style-name="T2">What will Sally earn if the team has $22M in sales?</text:span></text:p>
            <text:p><text:span text:style-name="T2">What will Sally earn if the team has $40M in sales?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2">Variable Comp Example</text:p>
          </draw:text-box>
        </draw:frame>
        <draw:frame presentation:style-name="pr6" draw:text-style-name="P3" draw:layer="layout" svg:width="23.2cm" svg:height="9.819cm" svg:x="2.2cm" svg:y="3.181cm" presentation:class="outline" presentation:user-transformed="true">
          <draw:text-box>
            <text:p><text:span text:style-name="T2">Had Sally selected the 60/40 plan which has a 3x multiplier. <text:s/></text:span></text:p>
            <text:p><text:span text:style-name="T2"/></text:p>
            <text:p><text:span text:style-name="T2">What will Sally earn if the team has $0 in sales?</text:span></text:p>
            <text:p><text:span text:style-name="T2">What will Sally earn if the team has $18M in sales?</text:span></text:p>
            <text:p><text:span text:style-name="T2">What will Sally earn if the team has $22M in sales?</text:span></text:p>
            <text:p><text:span text:style-name="T2">What will Sally earn if the team has $40M in sales?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2">Tales from the field</text:p>
          </draw:text-box>
        </draw:frame>
        <draw:frame presentation:style-name="pr6" draw:text-style-name="P3" draw:layer="layout" svg:width="23cm" svg:height="9.4cm" svg:x="2.4cm" svg:y="3.6cm" presentation:class="outline" presentation:user-transformed="true">
          <draw:text-box>
            <text:list text:style-name="L2">
              <text:list-item>
                <text:p><text:span text:style-name="T2">Two ears, one mouth</text:span></text:p>
              </text:list-item>
              <text:list-item>
                <text:p><text:span text:style-name="T2">Find something the customer cares about</text:span></text:p>
              </text:list-item>
              <text:list-item>
                <text:p><text:span text:style-name="T2">Find reasons to spend time with the customer</text:span></text:p>
              </text:list-item>
              <text:list-item>
                <text:p><text:span text:style-name="T2">Complaining customers are better than quite customers</text:span></text:p>
              </text:list-item>
              <text:list-item>
                <text:p><text:span text:style-name="T2">Get them out of the office if you can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17:36.847367409</meta:creation-date>
    <dc:date>2022-04-04T13:47:42.021576666</dc:date>
    <meta:editing-duration>PT47M20S</meta:editing-duration>
    <meta:editing-cycles>15</meta:editing-cycles>
    <meta:generator>LibreOffice/6.4.7.2$Linux_X86_64 LibreOffice_project/40$Build-2</meta:generator>
    <meta:document-statistic meta:object-count="56"/>
  </office:meta>
</office:document-meta>
</file>